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ikkoraportti 4 <text:tab/><text:tab/>Sebastian Falk <text:tab/><text:tab/>014024616</text:p>
      <text:p text:style-name="P1"/>
      <text:list xml:id="list6152023954869421022" text:style-name="L1">
        <text:list-item>
          <text:p text:style-name="P2">Siirsin suorituskykytestit omaan luokkaan.</text:p>
        </text:list-item>
        <text:list-item>
          <text:p text:style-name="P2">Tein määrittelydokumentin ja vertaisarvioinnin.</text:p>
        </text:list-item>
        <text:list-item>
          <text:p text:style-name="P2">Sain yhden bugin poistettua, tuli nullPointerException yhdessä paikassa.</text:p>
        </text:list-item>
        <text:list-item>
          <text:p text:style-name="P2">Muutin allMovesOrdered luokkaa niin etta se lisää siirrot heti TreeSet:iin, tällä tavalla ei tarvitse heitellä siirtoja ArrayLististä toiseen. Mutta tämä ei kuitenkaan auttanut paljon, allMovesOrdered on vieläkin hitaampi vaihtoehto.</text:p>
        </text:list-item>
        <text:list-item>
          <text:p text:style-name="P2">En oikein tiedä että mitä minun pitäisi nytten tehdä, kaikki parannuskeinot kuulostavat hyvin hämmentäviltä</text:p>
        </text:list-item>
        <text:list-item>
          <text:p text:style-name="P2">En vieläkään tiedä miksi swingworker tekee tyhmiä asioita, jostain syysta se siirtää joskus laittoman siirron. Tein jutun niin ettei se tekisi sitä mutta en ole vielä varma auttoiko 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13:03:01.24</meta:creation-date>
    <dc:date>2015-02-12T15:12:04.44</dc:date>
    <meta:editing-duration>PT18H48M49S</meta:editing-duration>
    <meta:editing-cycles>15</meta:editing-cycles>
    <meta:generator>OpenOffice.org/3.4.1$Win32 OpenOffice.org_project/341m1$Build-9593</meta:generator>
    <meta:document-statistic meta:table-count="0" meta:image-count="0" meta:object-count="0" meta:page-count="1" meta:paragraph-count="7" meta:word-count="99" meta:character-count="737"/>
  </office:meta>
</office:document-meta>
</file>